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Arial" fo:font-size="12pt" fo:language="es" fo:country="ES" fo:font-weight="bold" style:font-size-asian="12pt" style:font-size-complex="12pt"/>
    </style:style>
    <style:style style:name="P2" style:family="paragraph" style:parent-style-name="Text_20_body">
      <style:paragraph-properties fo:line-height="100%"/>
      <style:text-properties style:font-name="Arial" fo:font-size="12pt" fo:language="es" fo:country="ES" style:font-size-asian="12pt" style:font-size-complex="12pt"/>
    </style:style>
    <style:style style:name="P3" style:family="paragraph" style:parent-style-name="Text_20_body">
      <style:paragraph-properties fo:text-align="justify" style:justify-single-word="false"/>
      <style:text-properties style:font-name="Arial" fo:font-size="12pt" style:font-size-asian="12pt" style:font-size-complex="12pt"/>
    </style:style>
    <style:style style:name="P4" style:family="paragraph" style:parent-style-name="Text_20_body">
      <style:paragraph-properties fo:line-height="150%" fo:text-align="justify" style:justify-single-word="false"/>
      <style:text-properties style:font-name="Arial" fo:font-size="12pt" style:font-size-asian="12pt" style:font-size-complex="12pt"/>
    </style:style>
    <style:style style:name="P5" style:family="paragraph" style:parent-style-name="Standard">
      <style:paragraph-properties fo:text-align="center" style:justify-single-word="false"/>
      <style:text-properties style:font-name="Arial" fo:font-size="44pt" style:font-size-asian="44pt" style:font-size-complex="44pt"/>
    </style:style>
    <style:style style:name="P6" style:family="paragraph" style:parent-style-name="Standard">
      <style:paragraph-properties fo:text-align="center" style:justify-single-word="false"/>
      <style:text-properties style:font-name="Arial" fo:font-size="26pt" style:font-size-asian="26pt" style:font-size-complex="26pt"/>
    </style:style>
    <style:style style:name="P7" style:family="paragraph" style:parent-style-name="Standard">
      <style:paragraph-properties fo:text-align="end" style:justify-single-word="false"/>
      <style:text-properties style:font-name="Arial" fo:font-size="26pt" style:font-size-asian="26pt" style:font-size-complex="26pt"/>
    </style:style>
    <style:style style:name="P8" style:family="paragraph" style:parent-style-name="Standard">
      <style:paragraph-properties fo:text-align="start" style:justify-single-word="false"/>
      <style:text-properties style:font-name="Arial" fo:font-size="12pt" style:font-size-asian="12pt" style:font-size-complex="12pt"/>
    </style:style>
    <style:style style:name="P9" style:family="paragraph" style:parent-style-name="Text_20_body">
      <style:paragraph-properties fo:line-height="100%" fo:break-before="page"/>
      <style:text-properties style:font-name="Arial" fo:font-size="12pt" fo:language="es" fo:country="ES" style:text-underline-style="solid" style:text-underline-width="auto" style:text-underline-color="font-color" fo:font-weight="bold" style:font-size-asian="12pt" style:font-size-complex="12pt"/>
    </style:style>
    <style:style style:name="P10" style:family="paragraph" style:parent-style-name="Text_20_body" style:list-style-name="L1">
      <style:paragraph-properties fo:line-height="100%"/>
      <style:text-properties style:font-name="Arial" fo:font-size="12pt" fo:language="es" fo:country="ES" style:font-size-asian="12pt" style:font-size-complex="12pt"/>
    </style:style>
    <style:style style:name="P11" style:family="paragraph" style:parent-style-name="Text_20_body" style:list-style-name="L2">
      <style:paragraph-properties fo:line-height="100%"/>
      <style:text-properties style:font-name="Arial" fo:font-size="12pt" fo:language="es" fo:country="ES" style:font-size-asian="12pt" style:font-size-complex="12pt"/>
    </style:style>
    <style:style style:name="P12" style:family="paragraph" style:parent-style-name="Text_20_body">
      <style:paragraph-properties fo:line-height="150%" fo:text-align="justify" style:justify-single-word="false"/>
      <style:text-properties style:font-name="Arial" fo:font-size="12pt" fo:language="zxx" fo:country="none" fo:font-weight="bold" style:font-size-asian="12pt" style:language-asian="zxx" style:country-asian="none" style:font-size-complex="12pt" style:language-complex="zxx" style:country-complex="none"/>
    </style:style>
    <style:style style:name="P13" style:family="paragraph" style:parent-style-name="Text_20_body">
      <style:paragraph-properties fo:line-height="150%" fo:text-align="justify" style:justify-single-word="false"/>
      <style:text-properties style:font-name="Arial" fo:font-size="12pt" style:font-size-asian="12pt" style:font-size-complex="12pt"/>
    </style:style>
    <style:style style:name="P14" style:family="paragraph" style:parent-style-name="Text_20_body">
      <style:paragraph-properties fo:line-height="150%" fo:text-align="justify" style:justify-single-word="false" fo:break-before="page"/>
    </style:style>
    <style:style style:name="T1" style:family="text">
      <style:text-properties style:font-name="Arial" fo:font-size="12pt" fo:language="zxx" fo:country="none" fo:font-weight="bold" style:font-size-asian="12pt" style:language-asian="zxx" style:country-asian="none" style:font-size-complex="12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Video juegos y la Sociedad</text:p>
      <text:p text:style-name="P6"/>
      <text:p text:style-name="P6"/>
      <text:p text:style-name="P6">Trabajo Practico Fin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scar Sanchez</text:p>
      <text:p text:style-name="P8"/>
      <text:p text:style-name="P9">Documento de concepto</text:p>
      <text:p text:style-name="P1">1.0. Titulo</text:p>
      <text:p text:style-name="P1"><text:tab/>A jugar aprendiendo</text:p>
      <text:p text:style-name="P1">1.1. Idea</text:p>
      <text:p text:style-name="P2">Enseñar a contar de acuerdo al color.</text:p>
      <text:p text:style-name="P1">1.2. Concepto </text:p>
      <text:p text:style-name="P2">En la pantalla aparecen zonas en las cuales hay personajes de color, los mismos se deben pasar de una zona a otra. Para ello hay que abrir una puerta que separa las zonas. La misma posee una clave secreta a modo de acertijo. Cada clave tiene una consigna para resolverse. </text:p>
      <text:p text:style-name="P1">1.3. Características principales </text:p>
      <text:list xml:id="list1125854355232492001" text:style-name="L1">
        <text:list-item>
          <text:p text:style-name="P10">Reglas simples y fáciles de aprender.</text:p>
        </text:list-item>
        <text:list-item>
          <text:p text:style-name="P10">Se puede empezar a jugar casi sin conocer las reglas, las mismas se van aprendiendo a medida que el juego avanza.</text:p>
        </text:list-item>
        <text:list-item>
          <text:p text:style-name="P10">Diseño con colores agradables y llamativos.</text:p>
        </text:list-item>
        <text:list-item>
          <text:p text:style-name="P10">Personajes graciosos con mucho humor. Cada personaje tiene su propio humor con muchas animaciones graciosas que despertara la ternura de los participantes.</text:p>
        </text:list-item>
      </text:list>
      <text:list xml:id="list2319297548050313619" text:style-name="L2">
        <text:list-item>
          <text:p text:style-name="P11">Pueden jugar de 1 a 4 participantes en modo TBS (turn-based strategy).</text:p>
        </text:list-item>
        <text:list-item>
          <text:p text:style-name="P11">Soporte perfil de usuario. Cada participante puede crear su propio perfil de juego, asociarle un avatar y guardar sus partidas.</text:p>
        </text:list-item>
        <text:list-item>
          <text:p text:style-name="P11">La partida se puede guardar y continuar en cualquier momento. </text:p>
        </text:list-item>
      </text:list>
      <text:p text:style-name="P1">1.4. Background </text:p>
      <text:p text:style-name="P2">Esta inspirado en los juegos de mecánica de recolección como es el caso del los del tipo Mancala. Link: <text:a xlink:type="simple" xlink:href="http://es.wikipedia.org/wiki/Mancala">http://es.wikipedia.org/wiki/Mancala</text:a> </text:p>
      <text:p text:style-name="P1">1.5. Audiencia y tecnologías soportadas</text:p>
      <text:p text:style-name="P2">La tecnología sera PC con bajos requerimientos de hardware para que pueda ser usado en jardines o colegios primarios públicos. </text:p>
      <text:p text:style-name="P2">La audiencia esta orientada a niños de ambos sexos de 4 a 7 años en edad escolar.<text:tab/></text:p>
      <text:p text:style-name="P1">1.6. Historia</text:p>
      <text:p text:style-name="P2">No posee historia.</text:p>
      <text:p text:style-name="P1">1.7. Arte</text:p>
      <text:p text:style-name="P2">Los colores deben ser primarios: Rojo, azul, amarillo y la mezcla de los mismo: Naranja, verde, violeta. El arte debe ser del tipo naif infantil. </text:p>
      <text:p text:style-name="P1">1.8. Música </text:p>
      <text:p text:style-name="P2">La música deben ser temas infantiles sin vocal solo música muy conocidos como son el caso de “yo tengo una vaca lechera”, etc.</text:p>
      <text:p text:style-name="P2">Autores sugeridos: María Elena Walsh, Piñón Fijo, etc.</text:p>
      <text:p text:style-name="P12"/>
      <text:p text:style-name="P14"><text:span text:style-name="T1">2.0. Fundamentación </text:span></text:p>
      <text:p text:style-name="P4">La idea del juego surgió a partir de una investigación que estaba realizando en la cual se analizaban el origen de los juegos de acuerdo a su mecánica. Una de esas mecánicas es la de recolección, la misma proviene de uno de los juegos mas antiguos que se conocen que se denomina "Mancala". Dicho jugo esta basado en la idea de cosecha y es originario de áfrica. Posee reglas muy simples de aprender. El mismo posee una serie de orificios en los cuales se depositan fichas o semillas. Lo interesante es que se puede construir con cualquier material. Hay algunas versiones muy antiguas que usaban orificios tallados en la roca. Me pareció muy interesante aplicarlo y por ello realice unas pruebas con mi hija de 6 años. Los resultados fueron muy satisfactorios. </text:p>
      <text:p text:style-name="P4">Una de la regla de dicho juego es que para poder apoderarse de las fichas hay que estar en zona contraria y en el ultimo orificio en el cual se termina de poner las fichas tiene que haber 2 o 3 fichas. Si se cumple dicha condición se pueden tomar dichas fichas.</text:p>
      <text:p text:style-name="P4">Debido a todo esto me pareció muy interesante para que pueda ser utilizado en las escuelas. Desde sala de 4 en jardín hasta los dos primeros años de la escuela primaria. Una de las cosas que suelen ser complejas para los niños es aprender matemática y lógica. Creo que este tipo de juego se puede ayudar mucho en esos dos aspectos.</text:p>
      <text:p text:style-name="P4">Una característica importante de esta audiencia es la ingenuidad por ejemplo a cosas como la magia, personajes mágicos, personajes de ficción. Según estudio, los niños hasta los 6 años creen en la magia. Para ellos, el mago cuando hace un truco y por ejemplo, hace aparecer o desaparecer un objeto, ellos piensa que en verdad el mago tiene poderes y lo que hizo fue magia. Para ellos, los peonajes de ficción son reales. Es una franja de edad donde se empieza a conocer el mundo, las cosas que suceden y fundamentalmente se desconocen otra como es el caso de la muerte o el peligro. Todo lo que llega a la mente se absorbe, no se analiza de forma racional. Es por ello que cuando una persona adulta habla con un niño debe tener cuidado dado que el impacto de lo que se dice es muy grande y puede crear una marca para siempre. Hace un tiempo un comercial de tv hacia referencia y ejemplificaba como es que el niño ve las cosas. Una de las partes que me gusto mucho era cuando la madre le decía "Pensás con los pies" y al niño se lo mostraba <text:s/>sin cabeza con los pies en el lugar de ella. </text:p>
      <text:p text:style-name="P4">De forma muy anecdótica me recuerda a los juegos que jugaba cuando era niño. La bolita, la payana.</text:p>
      <text:p text:style-name="P4"/>
      <text:p text:style-name="P4"><text:soft-page-break/>En el caso de la payana hacíamos campeonatos en los recreos de la escuela primaria los cuales continuaban todo el año. Estos torneos eran en grupo o de forma individual. Hacer que los niños puedan volver a disfrutar alguna de estas cosas que parecen estar perdidas resulta muy motivador. </text:p>
      <text:p text:style-name="P4">Dada la orientación de la carrera, el concepto del juego se basa en que este sea del tipo digital. Pero se podría dejar de lado esa parte. En muchas universidades donde se estudia <text:s/>diseño de video juegos, se comienza por diseñar juegos de tablero que no son digitales. Me parece mucho mas atractivo que el juego sea del tipo tablero a que sea digital, aunque esto se contrapone un poco con el objetivo del trabajo practico pero creo que de esa forma el juego toma un rol integrador. Seria muy interesante que se pueda jugar a "Mancala" en los colegios de agrupo de niño y también porque no existan competencias. </text:p>
      <text:p text:style-name="P4">Volviendo al concepto del juego. Una mejora importante seria la utilización de un dispositivo táctil como es el caso de una Tablet. Esto mejoraría mucho la interacción con los niños dado que la acción de usar las manos y tocar es mas natural que la utilización de un dispositivo como es el caso del mouse. Utilizar una tablet haría que el juego se asemeje mucho mas a un juego de tablero lo cual estaría reforzando un poco mas la idea en la cual se basa el concepto del juego.</text:p>
      <text:p text:style-name="P4">La utilización de un tipo de arte Naif apoya la idea de mostrar algo distinto. Lo que se intenta transmitir es paz y tranquilidad. Los diseños Naif con sus colores pasteles producen un efecto de relax. Al contemplarlos puede uno llegar a tener la ilusión de que esta en un lugar de fantasía donde no existen las cosas malas y todo es muy feliz. </text:p>
      <text:p text:style-name="P4">La opción del arte de los personajes es tratar de buscar que los niños se identifiquen con ellos. La utilización de colores primarios y secundarios es por una cuestión de que los primeros colores que distinguen los niños son los que tienen buen contraste. La idea no es buscar contraste dado que esto podría provocar cansancio visual pero si utilizar los colores primarios y secundarios de una forma estética para que no contrasten con el fondo ni entre los mismos. Al ser personajes un poco caricaturescos y que los mismos tengan un carácter hace que los niños se identifiquen con ellos o le llamen la atención. La representación del carácter del personaje esta dada por el humor del mismo y esto se logra animando el personaje aportándole expresiones faciales, cambios en el tono del color y también cambios en su forma. Esta es una de las partes claves del concepto del juego siendo el enganche del mismo. Se contempla que tanto niñas como a niños poseen gustos distintos. Las niñas tienden a adoptar a los personajes que se asocian a cosas relacionas que le provoquen ternura. En cambio los niños a cosas relacionadas con uso <text:soft-page-break/>de la fuerza. Estas dos opciones son muy contrastantes pero es posible lograrlo buscando el diseño adecuado como se comento anteriormente.</text:p>
      <text:p text:style-name="P4">La elección de arte Naif mas el arte aplicado a los personajes se poya en lo comentado mas arriba sobre la ingenuidad.</text:p>
      <text:p text:style-name="P4">La elección de la música es acorde a la audiencia. Los temas infantiles pero sin letra intentan darle dinamismo al juego. Los temas están enganchados por lo que siempre hay música de fondo y esta no debería repetirse al menos en 2 horas. Esta ultima parte es importan, si un tema se repite muchas veces en un tiempo corto el juego adquiere monotonía musical con lo cual esta se termina trasladando al juego con lo cual puede suceder que el niño no quiera jugar mas o quiera jugar sin música. </text:p>
      <text:p text:style-name="P4">Si la música fuera de otro genero, como por ejemplo cumbia o rock cambiaría el concepto del juego contrastando fuertemente con el arte del mismo. Esos dos géneros por ejemplo, debido a su estructura musical muy marcada rompen con la idea de relax. Tanto la cumbia como el Rock poseen un estructura orientada a mas al cuerpo que al alma que incita a bailar. En una época cuando estudie composición musical uno de mis profesores hacia una comparación similar con respecto al tango. Compás 2/4 versus 4/4. En la comparación se hacia referencia y se poyaba en que el tango evoluciono con la obra de Astor Piazzolla. Marco un cambio trascendente e hizo que el mismo fuese conocido fuera de la Argentina. El compás de 2/4 es un compás para bailar, orientado al ritmo y a moverse, en cambio el compás de 4/4 esta orientado al alma. Esto puede ver cuando se escucha el tema <text:s/>"Adiós nonino" de Piazzolla y el tema "La cumparsita" en la versión de D'Arienzo.</text:p>
      <text:p text:style-name="P4"/>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7M58S</meta:editing-duration>
    <meta:editing-cycles>59</meta:editing-cycles>
    <meta:generator>OpenOffice.org/3.4.1$Win32 OpenOffice.org_project/341m1$Build-9593</meta:generator>
    <dc:date>2012-11-30T14:38:42.82</dc:date>
    <meta:document-statistic meta:table-count="0" meta:image-count="0" meta:object-count="0" meta:page-count="5" meta:paragraph-count="44" meta:word-count="1595" meta:character-count="8978"/>
    <meta:user-defined meta:name="Info 1"/>
    <meta:user-defined meta:name="Info 2"/>
    <meta:user-defined meta:name="Info 3"/>
    <meta:user-defined meta:name="Info 4"/>
  </office:meta>
</office:document-meta>
</file>